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580000001F643C66CD5C236AAC.png" manifest:media-type="image/png"/>
  <manifest:file-entry manifest:full-path="Pictures/10000201000001C2000001B446991C666043014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'Times New Roman', 'Bitstream Charter', Times, serif"/>
    <style:font-face style:name="Lohit Hindi1" svg:font-family="'Lohit Hindi'"/>
    <style:font-face style:name="Bitstream Charter" svg:font-family="'Bitstream Charter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fo:font-size="10pt" fo:font-style="italic" officeooo:rsid="0008aa3d" officeooo:paragraph-rsid="001853b0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fo:font-style="italic" officeooo:rsid="0008aa3d" officeooo:paragraph-rsid="001853b0" style:font-style-asian="italic" style:font-style-complex="italic"/>
    </style:style>
    <style:style style:name="P3" style:family="paragraph" style:parent-style-name="Standard">
      <style:text-properties officeooo:paragraph-rsid="0008aa3d"/>
    </style:style>
    <style:style style:name="P4" style:family="paragraph" style:parent-style-name="Standard">
      <style:text-properties officeooo:rsid="0008aa3d" officeooo:paragraph-rsid="0008aa3d"/>
    </style:style>
    <style:style style:name="P5" style:family="paragraph" style:parent-style-name="Standard">
      <style:text-properties officeooo:paragraph-rsid="000dea09"/>
    </style:style>
    <style:style style:name="P6" style:family="paragraph" style:parent-style-name="Standard">
      <style:paragraph-properties fo:text-align="start" style:justify-single-word="false"/>
      <style:text-properties style:font-name="Bitstream Charter" fo:font-size="14pt" fo:font-weight="bold" officeooo:paragraph-rsid="000dea09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Bitstream Charter" fo:font-size="14pt" fo:font-weight="bold" officeooo:rsid="000dea09" officeooo:paragraph-rsid="000dea09" style:font-size-asian="14pt" style:font-weight-asian="bold" style:font-size-complex="14pt" style:font-weight-complex="bold"/>
    </style:style>
    <style:style style:name="P8" style:family="paragraph" style:parent-style-name="Header">
      <style:paragraph-properties fo:text-align="center" style:justify-single-word="false">
        <style:tab-stops>
          <style:tab-stop style:position="8.5cm" style:type="center"/>
          <style:tab-stop style:position="9.878cm"/>
          <style:tab-stop style:position="17cm" style:type="right"/>
        </style:tab-stops>
      </style:paragraph-properties>
      <style:text-properties style:font-name="Bitstream Charter" fo:font-size="14pt" fo:font-style="italic" fo:font-weight="bold" officeooo:paragraph-rsid="00094324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Standard" style:list-style-name="L1"/>
    <style:style style:name="P10" style:family="paragraph" style:parent-style-name="Standard" style:list-style-name="L1">
      <style:text-properties officeooo:rsid="001301aa" officeooo:paragraph-rsid="001301aa"/>
    </style:style>
    <style:style style:name="P11" style:family="paragraph" style:parent-style-name="Standard" style:list-style-name="L1">
      <style:text-properties officeooo:rsid="0014cf51" officeooo:paragraph-rsid="0014cf51"/>
    </style:style>
    <style:style style:name="P12" style:family="paragraph" style:parent-style-name="Standard" style:list-style-name="L2">
      <style:text-properties officeooo:rsid="000dea09" officeooo:paragraph-rsid="000dea09"/>
    </style:style>
    <style:style style:name="P13" style:family="paragraph" style:parent-style-name="Standard" style:list-style-name="L2">
      <style:text-properties officeooo:rsid="000dea09" officeooo:paragraph-rsid="00115ec6"/>
    </style:style>
    <style:style style:name="P14" style:family="paragraph">
      <style:paragraph-properties fo:text-align="center"/>
    </style:style>
    <style:style style:name="P15" style:family="paragraph">
      <loext:graphic-properties draw:fill-color="#00ffff"/>
      <style:paragraph-properties fo:text-align="center"/>
      <style:text-properties fo:font-style="italic" style:font-style-asian="italic" style:font-style-complex="italic"/>
    </style:style>
    <style:style style:name="P16" style:family="paragraph">
      <loext:graphic-properties draw:fill-color="#00ffff"/>
      <style:paragraph-properties fo:text-align="center"/>
    </style:style>
    <style:style style:name="T1" style:family="text">
      <style:text-properties officeooo:rsid="000e68d9"/>
    </style:style>
    <style:style style:name="T2" style:family="text">
      <style:text-properties fo:font-variant="normal" fo:text-transform="none" fo:color="#333333" style:font-name="Georgia" fo:letter-spacing="normal" fo:font-style="normal" fo:font-weight="normal"/>
    </style:style>
    <style:style style:name="T3" style:family="text">
      <style:text-properties fo:font-variant="normal" fo:text-transform="none" fo:color="#333333" style:font-name="Georgia" fo:font-size="8pt" fo:letter-spacing="normal" fo:font-style="normal" fo:font-weight="normal" style:font-size-asian="8pt" style:font-size-complex="8pt"/>
    </style:style>
    <style:style style:name="T4" style:family="text">
      <style:text-properties fo:font-variant="normal" fo:text-transform="none" style:font-name="Georgia" fo:font-size="8pt" fo:letter-spacing="normal" fo:font-style="normal" fo:font-weight="normal" style:font-size-asian="8pt" style:font-size-complex="8pt"/>
    </style:style>
    <style:style style:name="T5" style:family="text">
      <style:text-properties fo:font-weight="bold" officeooo:rsid="000dea09" style:font-weight-asian="bold" style:font-weight-complex="bold"/>
    </style:style>
    <style:style style:name="T6" style:family="text">
      <style:text-properties style:font-name="Comic Sans MS"/>
    </style:style>
    <style:style style:name="T7" style:family="text">
      <style:text-properties style:font-name="Comic Sans MS" fo:font-size="14pt" fo:font-weight="bold" style:font-size-asian="14pt" style:font-weight-asian="bold" style:font-size-complex="14pt" style:font-weight-complex="bold"/>
    </style:style>
    <style:style style:name="T8" style:family="text">
      <style:text-properties style:font-name="Comic Sans MS" fo:font-size="14pt" fo:font-weight="bold" officeooo:rsid="000dea09" style:font-size-asian="14pt" style:font-weight-asian="bold" style:font-size-complex="14pt" style:font-weight-complex="bold"/>
    </style:style>
    <style:style style:name="T9" style:family="text">
      <style:text-properties style:font-name="Comic Sans MS" fo:font-size="14pt" fo:font-weight="bold" officeooo:rsid="000fbcba" style:font-size-asian="14pt" style:font-weight-asian="bold" style:font-size-complex="14pt" style:font-weight-complex="bold"/>
    </style:style>
    <style:style style:name="T10" style:family="text">
      <style:text-properties style:font-name="Comic Sans MS" fo:font-size="14pt" fo:font-weight="bold" officeooo:rsid="0008aa3d" style:font-size-asian="14pt" style:font-weight-asian="bold" style:font-size-complex="14pt" style:font-weight-complex="bold"/>
    </style:style>
    <style:style style:name="T11" style:family="text">
      <style:text-properties officeooo:rsid="000861d4"/>
    </style:style>
    <style:style style:name="T12" style:family="text">
      <style:text-properties officeooo:rsid="0008aa3d"/>
    </style:style>
    <style:style style:name="T13" style:family="text">
      <style:text-properties officeooo:rsid="000dea09"/>
    </style:style>
    <style:style style:name="T14" style:family="text">
      <style:text-properties officeooo:rsid="000fbcba"/>
    </style:style>
    <style:style style:name="T15" style:family="text">
      <style:text-properties officeooo:rsid="00115ec6"/>
    </style:style>
    <style:style style:name="T16" style:family="text">
      <style:text-properties officeooo:rsid="001301aa"/>
    </style:style>
    <style:style style:name="T17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fill-color="#00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00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uaderno <text:span text:style-name="T11">@seguriactiva de e</text:span>jercicios Menores <text:span text:style-name="T11">en La Red</text:span></text:p>
      <text:p text:style-name="P6"/>
      <text:p text:style-name="P7">Redes Sociales</text:p>
      <text:p text:style-name="Standard"><text:span text:style-name="T7">1.- </text:span><text:span text:style-name="T13">¿Como se puede comprobar la edad y el aspecto de una persona con la que estás hablando por Internet? ¿Cómo puedes saber cuantos años tiene esa persona? ¿Crees que podría mentirte? Comenta con tus compañeros y el profesor/a</text:span></text:p>
      <text:p text:style-name="Standard"><draw:rect text:anchor-type="paragraph" draw:z-index="1" draw:style-name="gr2" draw:text-style-name="P16" svg:width="16.606cm" svg:height="2.872cm" svg:x="0.196cm" svg:y="0.363cm"><text:p/></draw:rect></text:p>
      <text:p text:style-name="Standard"/>
      <text:p text:style-name="Standard"/>
      <text:p text:style-name="Standard"/>
      <text:p text:style-name="Standard"/>
      <text:p text:style-name="Standard"/>
      <text:p text:style-name="P5"/>
      <text:p text:style-name="P5"><text:span text:style-name="T8">2</text:span><text:span text:style-name="T7">.- </text:span><text:span text:style-name="T13">¿Cuáles de las siguientes son Redes Sociales? Señala con una X</text:span></text:p>
      <text:section text:style-name="Sect1" text:name="Sección2">
        <text:list xml:id="list1851709466" text:style-name="L1">
          <text:list-item>
            <text:p text:style-name="P9"><text:span text:style-name="T16">Buscador Google....</text:span>.......................<text:tab/></text:p>
          </text:list-item>
          <text:list-item>
            <text:p text:style-name="P9"><text:span text:style-name="T13">Facebook</text:span>…...................................</text:p>
          </text:list-item>
          <text:list-item>
            <text:p text:style-name="P9"><text:span text:style-name="T13">Twitter</text:span><text:tab/>….......................................</text:p>
          </text:list-item>
          <text:list-item>
            <text:p text:style-name="P10">Comentarios de una noticia...........</text:p>
          </text:list-item>
          <text:list-item>
            <text:p text:style-name="P11">Hablar por teléfono........................</text:p>
          </text:list-item>
          <text:list-item>
            <text:p text:style-name="P9"><text:span text:style-name="T13">YouTube</text:span>….....................................</text:p>
          </text:list-item>
          <text:list-item>
            <text:p text:style-name="P9"><text:span text:style-name="T13">Instagram</text:span>…............................</text:p>
          </text:list-item>
          <text:list-item>
            <text:p text:style-name="P11">Google+..................................</text:p>
          </text:list-item>
          <text:list-item>
            <text:p text:style-name="P9"><text:span text:style-name="T13">Videoconsola de juegos</text:span>…......</text:p>
          </text:list-item>
          <text:list-item>
            <text:p text:style-name="P9"><text:span text:style-name="T13">Un juego online</text:span>…..................</text:p>
          </text:list-item>
          <text:list-item>
            <text:p text:style-name="P10">WhatsApp...............................</text:p>
          </text:list-item>
          <text:list-item>
            <text:p text:style-name="P10">E-mail.....................................</text:p>
          </text:list-item>
        </text:list>
      </text:section>
      <text:p text:style-name="Standard"/>
      <text:p text:style-name="Standard"><text:span text:style-name="T9">3</text:span><text:span text:style-name="T7">.-</text:span><text:span text:style-name="T6"> </text:span><text:span text:style-name="T13">¿Qué crees que ocurriría su tú escribieses esta frase en Facebook?</text:span>:</text:p>
      <text:p text:style-name="Standard"/>
      <text:p text:style-name="Standard"><draw:rect text:anchor-type="paragraph" draw:z-index="0" draw:style-name="gr1" draw:text-style-name="P15" svg:width="12.946cm" svg:height="2.514cm" svg:x="0.822cm" svg:y="0.138cm"><text:p text:style-name="P14"><text:span text:style-name="T17">Eres un tonto y te voy a pegar</text:span></text:p></draw:rect></text:p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4">Señala con un círculo lo que crees que podría pasarte</text:span><text:span text:style-name="T5">:</text:span></text:p>
      <text:p text:style-name="Standard"/>
      <text:section text:style-name="Sect1" text:name="Sección1">
        <text:list xml:id="list1491949046" text:style-name="L2">
          <text:list-item>
            <text:p text:style-name="P12">No me pasaría nada</text:p>
          </text:list-item>
          <text:list-item>
            <text:p text:style-name="P12">No me pasaría nada porque en internet puedo decir lo que quiera</text:p>
          </text:list-item>
          <text:list-item>
            <text:p text:style-name="P12">Alguien puede resultar ofendido</text:p>
          </text:list-item>
          <text:list-item>
            <text:p text:style-name="P12">Los padres de mi amigo están enfadados y quieren hablar con mis padres</text:p>
          </text:list-item>
          <text:list-item>
            <text:p text:style-name="P12">Mis padres pueden leer lo que escribo</text:p>
          </text:list-item>
          <text:list-item>
            <text:p text:style-name="P12">Mis amigos pueden leer lo que escribo</text:p>
          </text:list-item>
          <text:list-item>
            <text:p text:style-name="P12">Personas que no conozco pueden leer lo que escribo</text:p>
          </text:list-item>
          <text:list-item>
            <text:p text:style-name="P12">Alguien se puede asustar mucho</text:p>
          </text:list-item>
          <text:list-item>
            <text:p text:style-name="P12">Mi profesor se ha enfadado y quiere hablar conmigo</text:p>
          </text:list-item>
          <text:list-item>
            <text:p text:style-name="P12">El director del colegio se ha enfadado y quiere hablar con mis padres</text:p>
          </text:list-item>
          <text:list-item>
            <text:p text:style-name="P12">Me pueden expulsar del colegio</text:p>
          </text:list-item>
          <text:list-item>
            <text:p text:style-name="P12">Mis amigos se enfadan porque no les gusta como hablo en Internet</text:p>
          </text:list-item>
          <text:list-item>
            <text:p text:style-name="P12">En el colegio los niños creen que soy una persona violenta</text:p>
          </text:list-item>
          <text:list-item>
            <text:p text:style-name="P12">Las cosas que se escriben en Internet no tiene<text:span text:style-name="T15">n</text:span> importancia</text:p>
          </text:list-item>
          <text:list-item>
            <text:p text:style-name="P13">La policía puede llamar a mis padres</text:p>
          </text:list-item>
        </text:list>
        <text:p text:style-name="Standard"/>
      </text:section>
      <text:p text:style-name="P3"/>
      <text:p text:style-name="P3"><text:span text:style-name="T10">4</text:span><text:span text:style-name="T7">.-</text:span> <text:span text:style-name="T12">Contesta Verdadero o Falso. Y comenta con tu profesor/a.</text:span></text:p>
      <text:p text:style-name="P4">a) <text:span text:style-name="T13">Lo que está mal en la vida real está bien en una red social </text:span><text:s text:c="3"/>V <text:s/>- <text:s/>F</text:p>
      <text:p text:style-name="P4">b) <text:span text:style-name="T13">Lo que está mal en la vida real, también está mal en las redes sociales</text:span> <text:s text:c="3"/>V <text:s/>- <text:s/>F</text:p>
      <text:p text:style-name="P4">c) <text:span text:style-name="T13">En una red social nadie puede saber quien soy</text:span> <text:s text:c="3"/>V <text:s/>- <text:s/>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, 'Times New Roman', 'Bitstream Charter', Times, serif"/>
    <style:font-face style:name="Lohit Hindi1" svg:font-family="'Lohit Hindi'"/>
    <style:font-face style:name="Bitstream Charter" svg:font-family="'Bitstream Charter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1" draw:display-name="Bitmap 1" xlink:href="Pictures/10000201000001C2000001B446991C6660430149.png" xlink:type="simple" xlink:show="embed" xlink:actuate="onLoad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font-size="10pt" fo:font-style="italic" officeooo:rsid="0008aa3d" officeooo:paragraph-rsid="001853b0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fo:font-style="italic" officeooo:rsid="0008aa3d" officeooo:paragraph-rsid="001853b0" style:font-style-asian="italic" style:font-style-complex="italic"/>
    </style:style>
    <style:style style:name="MT1" style:family="text">
      <style:text-properties officeooo:rsid="000e68d9"/>
    </style:style>
    <style:style style:name="MT2" style:family="text">
      <style:text-properties fo:font-variant="normal" fo:text-transform="none" fo:color="#333333" style:font-name="Georgia" fo:letter-spacing="normal" fo:font-style="normal" fo:font-weight="normal"/>
    </style:style>
    <style:style style:name="MT3" style:family="text">
      <style:text-properties fo:font-variant="normal" fo:text-transform="none" fo:color="#333333" style:font-name="Georgia" fo:font-size="8pt" fo:letter-spacing="normal" fo:font-style="normal" fo:font-weight="normal" style:font-size-asian="8pt" style:font-size-complex="8pt"/>
    </style:style>
    <style:style style:name="MT4" style:family="text">
      <style:text-properties fo:font-variant="normal" fo:text-transform="none" style:font-name="Georgia" fo:font-size="8pt" fo:letter-spacing="normal" fo:font-style="normal" fo:font-weight="normal" style:font-size-asian="8pt" style:font-size-complex="8pt"/>
    </style:style>
    <style:style style:name="Mfr1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6cm" fo:margin-bottom="1.6cm" fo:margin-left="1.6cm" fo:margin-right="1.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Bitmap_20_1" style:repeat="no-repeat" draw:fill-image-ref-point="center" style:footnote-max-height="0cm">
        <style:background-image xlink:href="Pictures/10000201000001C2000001B446991C6660430149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http://seguriactiva.<text:span text:style-name="MT1">mundalia.org</text:span><text:tab/><draw:frame draw:style-name="Mfr1" draw:name="Imagen1" text:anchor-type="char" svg:x="6.678cm" svg:y="-0.115cm" svg:width="2.328cm" svg:height="0.82cm" draw:z-index="2"><draw:image xlink:href="Pictures/10000201000000580000001F643C66CD5C236AAC.png" xlink:type="simple" xlink:show="embed" xlink:actuate="onLoad" loext:mime-type="image/png"/></draw:frame><text:tab/>seguriactiva@gmail.com</text:p>
        <text:p text:style-name="MP1">Twitter: @seguriactiva <text:tab/><text:tab/>Facebook: Facebook.com/seguriactiva<text:span text:style-name="MT2"> </text:span></text:p>
        <text:p text:style-name="MP2"><text:span text:style-name="MT3">Estos ejercicios están bajo una </text:span><text:a xlink:type="simple" xlink:href="http://creativecommons.org/licenses/by-sa/4.0/" text:style-name="Internet_20_link" text:visited-style-name="Visited_20_Internet_20_Link"><text:span text:style-name="MT4">licencia de Creative Commons Reconocimiento-CompartirIgual 4.0 Internacional</text:span></text:a><text:span text:style-name="MT3">.</text:span></text:p>
      </style:footer>
      <style:footer-left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Romero</meta:initial-creator>
    <meta:creation-date>2013-03-05T12:26:36</meta:creation-date>
    <dc:date>2018-07-16T08:57:45.221563730</dc:date>
    <meta:editing-duration>PT4H7M47S</meta:editing-duration>
    <meta:editing-cycles>19</meta:editing-cycles>
    <meta:generator>LibreOffice/6.0.5.2$Linux_X86_64 LibreOffice_project/00m0$Build-2</meta:generator>
    <meta:document-statistic meta:table-count="0" meta:image-count="1" meta:object-count="0" meta:page-count="1" meta:paragraph-count="40" meta:word-count="339" meta:character-count="2237" meta:non-whitespace-character-count="1945"/>
  </office:meta>
</office:document-meta>
</file>